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ThrowsHandler.afterThrowing( Remo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hrowsHandler.afterThrowing( Method m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hrowsHandler.afterThrowing( Method m , Object [ ] args , Object target ,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